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Pericles" fo:font-size="10pt" style:font-size-asian="10pt" style:font-size-complex="10pt"/>
    </style:style>
    <style:style style:name="P5" style:family="paragraph" style:parent-style-name="Table_20_Contents">
      <style:text-properties style:font-name="Pericles" fo:font-size="7pt" style:font-size-asian="7pt" style:font-size-complex="7pt"/>
    </style:style>
    <style:style style:name="P6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P11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Pericles" fo:font-size="10pt" fo:font-weight="bold" officeooo:paragraph-rsid="001718a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16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17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5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718ad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7" style:family="text">
      <style:text-properties style:text-line-through-style="none" style:text-line-through-type="none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sts of Anthis</text:p>
      <text:p text:style-name="P3"/>
      <text:p text:style-name="P3">This is a starting list of creatures in a shorthand format for easy reference. Currently, these creatures are scaled for level 1-3 heroes. Most creatures here could be leveled up for tougher encounters.</text:p>
      <text:p text:style-name="P3"/>
      <text:p text:style-name="P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3"><text:span text:style-name="T5">M</text:span><text:span text:style-name="T6"> </text:span><text:span text:style-name="T7">12|</text:span><text:span text:style-name="T5">S</text:span><text:span text:style-name="T7"> 8|</text:span><text:span text:style-name="T5">R</text:span><text:span text:style-name="T7"> 8|</text:span><text:span text:style-name="T5">T</text:span><text:span text:style-name="T7"> 16|</text:span><text:span text:style-name="T5">W</text:span><text:span text:style-name="T7"> 2|</text:span><text:span text:style-name="T5">P</text:span><text:span text:style-name="T7"> 4|</text:span><text:span text:style-name="T5">C</text:span><text:span text:style-name="T7"> 2</text:span></text:p>
          </table:table-cell>
        </table:table-row>
        <table:table-row>
          <table:table-cell table:style-name="Table12.A2" office:value-type="string">
            <text:p text:style-name="P4"/>
          </table:table-cell>
          <table:table-cell table:style-name="Table12.B2" office:value-type="string">
            <text:p text:style-name="P5"><text:span text:style-name="T13">CV</text:span><text:span text:style-name="T1"> 12|</text:span><text:span text:style-name="T13">mv</text:span><text:span text:style-name="T1"> 5|</text:span><text:span text:style-name="T13">ini </text:span><text:span text:style-name="T3">-1</text:span><text:span text:style-name="T1">|</text:span><text:span text:style-name="T13">HP</text:span><text:span text:style-name="T1"> 28(7)|</text:span><text:span text:style-name="T13">AV</text:span><text:span text:style-name="T1"> 3333|</text:span><text:span text:style-name="T13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4"/>
          </table:table-cell>
          <table:table-cell table:style-name="Table12.B3" office:value-type="string">
            <text:p text:style-name="P8"><text:span text:style-name="T10">Weak Spot</text:span><text:span text:style-name="T7"> – Attacks to the underside of this creature penetrate armor</text:span></text:p>
          </table:table-cell>
        </table:table-row>
      </table:table>
      <text:p text:style-name="P3"/>
      <text:p text:style-name="P3"/>
      <text:p text:style-name="P1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Minotaur</text:p>
          </table:table-cell>
          <table:table-cell table:style-name="Table13.B1" office:value-type="string">
            <text:p text:style-name="P12"><text:span text:style-name="T5">M</text:span><text:span text:style-name="T6"> </text:span><text:span text:style-name="T8">20</text:span><text:span text:style-name="T7">|</text:span><text:span text:style-name="T5">S</text:span><text:span text:style-name="T7"> </text:span><text:span text:style-name="T8">12</text:span><text:span text:style-name="T7">|</text:span><text:span text:style-name="T5">R</text:span><text:span text:style-name="T7"> 8|</text:span><text:span text:style-name="T5">T</text:span><text:span text:style-name="T7"> </text:span><text:span text:style-name="T8">30</text:span><text:span text:style-name="T7">|</text:span><text:span text:style-name="T5">W</text:span><text:span text:style-name="T7"> </text:span><text:span text:style-name="T8">8</text:span><text:span text:style-name="T7">|</text:span><text:span text:style-name="T5">P</text:span><text:span text:style-name="T7"> </text:span><text:span text:style-name="T8">12</text:span><text:span text:style-name="T7">|</text:span><text:span text:style-name="T5">C</text:span><text:span text:style-name="T7"> </text:span><text:span text:style-name="T8">6</text:span></text:p>
          </table:table-cell>
        </table:table-row>
        <table:table-row>
          <table:table-cell table:style-name="Table13.A2" office:value-type="string">
            <text:p text:style-name="P15"/>
          </table:table-cell>
          <table:table-cell table:style-name="Table13.B2" office:value-type="string">
            <text:p text:style-name="P16"><text:span text:style-name="T13">CV</text:span><text:span text:style-name="T1"> </text:span><text:span text:style-name="T2">18</text:span><text:span text:style-name="T1">|</text:span><text:span text:style-name="T13">mv</text:span><text:span text:style-name="T1"> </text:span><text:span text:style-name="T2">7</text:span><text:span text:style-name="T1">|</text:span><text:span text:style-name="T13">ini </text:span><text:span text:style-name="T4">+2</text:span><text:span text:style-name="T1">|</text:span><text:span text:style-name="T13">HP</text:span><text:span text:style-name="T1"> </text:span><text:span text:style-name="T2">44(11)</text:span><text:span text:style-name="T1">|</text:span><text:span text:style-name="T13">AV</text:span><text:span text:style-name="T1"> </text:span><text:span text:style-name="T2">2232</text:span><text:span text:style-name="T1">|</text:span><text:span text:style-name="T13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15"/>
          </table:table-cell>
          <table:table-cell table:style-name="Table13.B3" office:value-type="string">
            <text:p text:style-name="P17"><text:span text:style-name="T17">Block Breaker</text:span><text:span text:style-name="T16"> – If you block this enemy, he still hits on an 11-12</text:span></text:p>
            <text:p text:style-name="P17"><text:span text:style-name="T17">Gore</text:span><text:span text:style-name="T16"> – If the minotaur charges, he gets a seconds attack at 2d8</text:span></text:p>
            <text:p text:style-name="P17"><text:span text:style-name="T17">Shield Breaker</text:span><text:span text:style-name="T7"> – Breaks shields on 11-12</text:span></text:p>
            <text:p text:style-name="P17"><text:span text:style-name="T12">Tough SoB</text:span><text:span text:style-name="T7"> – Can spend inspiration to ignore wounds</text:span></text:p>
          </table:table-cell>
        </table:table-row>
      </table:table>
      <text:p text:style-name="P12"/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3"><text:span text:style-name="T5">M</text:span><text:span text:style-name="T6"> </text:span><text:span text:style-name="T7">4|</text:span><text:span text:style-name="T5">S</text:span><text:span text:style-name="T7"> 12|</text:span><text:span text:style-name="T5">R</text:span><text:span text:style-name="T7"> 12|</text:span><text:span text:style-name="T5">T</text:span><text:span text:style-name="T7"> 4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8.A2" office:value-type="string">
            <text:p text:style-name="P4"/>
          </table:table-cell>
          <table:table-cell table:style-name="Table8.B2" office:value-type="string">
            <text:p text:style-name="P5"><text:span text:style-name="T13">CV</text:span><text:span text:style-name="T1"> 7|</text:span><text:span text:style-name="T13">mv</text:span><text:span text:style-name="T1"> 7|</text:span><text:span text:style-name="T13">ini </text:span><text:span text:style-name="T3">+2</text:span><text:span text:style-name="T1">|</text:span><text:span text:style-name="T13">HP</text:span><text:span text:style-name="T1"> 8(2)|</text:span><text:span text:style-name="T13">AV</text:span><text:span text:style-name="T1"> 0000|</text:span><text:span text:style-name="T13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4"/>
          </table:table-cell>
          <table:table-cell table:style-name="Table8.B3" office:value-type="string">
            <text:p text:style-name="P8"><text:span text:style-name="T10">Diseased</text:span><text:span text:style-name="T7"> – On a to-hit roll of 12, victim must save toughness 12 or become diseased(2/skill, charisma)</text:span></text:p>
            <text:p text:style-name="P8"><text:span text:style-name="T10">Nimble</text:span><text:span text:style-name="T7"> – This creature is small and quick and gets +2 defense (def 9)</text:span>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3"><text:span text:style-name="T5">M</text:span><text:span text:style-name="T6"> </text:span><text:span text:style-name="T7">4|</text:span><text:span text:style-name="T5">S</text:span><text:span text:style-name="T7"> 14|</text:span><text:span text:style-name="T5">R</text:span><text:span text:style-name="T7"> 14|</text:span><text:span text:style-name="T5">T</text:span><text:span text:style-name="T7"> 6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11.A2" office:value-type="string">
            <text:p text:style-name="P4"/>
          </table:table-cell>
          <table:table-cell table:style-name="Table11.B2" office:value-type="string">
            <text:p text:style-name="P5"><text:span text:style-name="T13">CV</text:span><text:span text:style-name="T1"> 11|</text:span><text:span text:style-name="T13">mv</text:span><text:span text:style-name="T1"> 6|</text:span><text:span text:style-name="T13">ini </text:span><text:span text:style-name="T3">+3</text:span><text:span text:style-name="T1">|</text:span><text:span text:style-name="T13">HP</text:span><text:span text:style-name="T1"> 0(3)|</text:span><text:span text:style-name="T13">AV</text:span><text:span text:style-name="T1"> 3333|</text:span><text:span text:style-name="T13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4"/>
          </table:table-cell>
          <table:table-cell table:style-name="Table11.B3" office:value-type="string">
            <text:p text:style-name="P6"><text:span text:style-name="T10">Envenomed</text:span><text:span text:style-name="T7"> – Toughness 14 or take extra 1d4 damage and chill(3)</text:span></text:p>
            <text:p text:style-name="P9">Minion<text:span text:style-name="T14"> – Any damage that causes a wound kills this creature</text:span></text:p>
            <text:p text:style-name="P6"><text:span text:style-name="T10">Slither</text:span><text:span text:style-name="T7"> – Stealth 14, can move away after a sneak attack</text:span></text:p>
            <text:p text:style-name="P7"/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3"><text:span text:style-name="T5">M</text:span><text:span text:style-name="T6"> </text:span><text:span text:style-name="T7">16|</text:span><text:span text:style-name="T5">S</text:span><text:span text:style-name="T7"> 12|</text:span><text:span text:style-name="T5">R</text:span><text:span text:style-name="T7"> 12|</text:span><text:span text:style-name="T5">T</text:span><text:span text:style-name="T7"> 20|</text:span><text:span text:style-name="T5">W</text:span><text:span text:style-name="T7"> 6|</text:span><text:span text:style-name="T5">P</text:span><text:span text:style-name="T7"> 14|</text:span><text:span text:style-name="T5">C</text:span><text:span text:style-name="T7"> 6</text:span></text:p>
          </table:table-cell>
        </table:table-row>
        <table:table-row>
          <table:table-cell table:style-name="Table10.A2" office:value-type="string">
            <text:p text:style-name="P4"/>
          </table:table-cell>
          <table:table-cell table:style-name="Table10.B2" office:value-type="string">
            <text:p text:style-name="P5"><text:span text:style-name="T13">CV</text:span><text:span text:style-name="T1"> 16|</text:span><text:span text:style-name="T13">mv</text:span><text:span text:style-name="T1"> 6|</text:span><text:span text:style-name="T13">ini </text:span><text:span text:style-name="T3">+1</text:span><text:span text:style-name="T1">|</text:span><text:span text:style-name="T13">HP</text:span><text:span text:style-name="T1"> 36(9)|</text:span><text:span text:style-name="T13">AV</text:span><text:span text:style-name="T1"> 4444|</text:span><text:span text:style-name="T13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4"/>
          </table:table-cell>
          <table:table-cell table:style-name="Table10.B3" office:value-type="string">
            <text:p text:style-name="P6"><text:span text:style-name="T10">Bleeder</text:span><text:span text:style-name="T7"> – Attacks have bleed(4)</text:span></text:p>
            <text:p text:style-name="P6"><text:span text:style-name="T10">Envenomed</text:span><text:span text:style-name="T7"> – Toughness 14 or take extra 1d4 damage and chill(3)</text:span></text:p>
            <text:p text:style-name="P6"><text:span text:style-name="T10">Hypnotic Gaze</text:span><text:span text:style-name="T7"> – can hypnotize adjacent target who must save power 14</text:span></text:p>
            <text:p text:style-name="P6"><text:span text:style-name="T10">Slither</text:span><text:span text:style-name="T7"> – Stealth 12, can move away after a sneak attack</text:span></text:p>
            <text:p text:style-name="P7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3"><text:span text:style-name="T5">M</text:span><text:span text:style-name="T6"> </text:span><text:span text:style-name="T7">8|</text:span><text:span text:style-name="T5">S</text:span><text:span text:style-name="T7"> 14|</text:span><text:span text:style-name="T5">R</text:span><text:span text:style-name="T7"> 14|</text:span><text:span text:style-name="T5">T</text:span><text:span text:style-name="T7"> 12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9.A2" office:value-type="string">
            <text:p text:style-name="P4"/>
          </table:table-cell>
          <table:table-cell table:style-name="Table9.B2" office:value-type="string">
            <text:p text:style-name="P5"><text:span text:style-name="T13">CV</text:span><text:span text:style-name="T1"> 13|</text:span><text:span text:style-name="T13">mv</text:span><text:span text:style-name="T1"> 7|</text:span><text:span text:style-name="T13">ini </text:span><text:span text:style-name="T3">+2</text:span><text:span text:style-name="T1">|</text:span><text:span text:style-name="T13">HP</text:span><text:span text:style-name="T1"> 20(5)|</text:span><text:span text:style-name="T13">AV</text:span><text:span text:style-name="T1"> 3333|</text:span><text:span text:style-name="T13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4"/>
          </table:table-cell>
          <table:table-cell table:style-name="Table9.B3" office:value-type="string">
            <text:p text:style-name="P6"><text:span text:style-name="T10">Envenomed</text:span><text:span text:style-name="T7"> – Toughness 14 or take extra 1d4 damage and chill(3)</text:span></text:p>
            <text:p text:style-name="P6"><text:span text:style-name="T10">Slither</text:span><text:span text:style-name="T7"> – Stealth 14, can move away after a sneak attack</text:span></text:p>
            <text:p text:style-name="P7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3"><text:span text:style-name="T5">M</text:span><text:span text:style-name="T6"> </text:span><text:span text:style-name="T7">8|</text:span><text:span text:style-name="T5">S</text:span><text:span text:style-name="T7"> 12|</text:span><text:span text:style-name="T5">R</text:span><text:span text:style-name="T7"> 8|</text:span><text:span text:style-name="T5">T</text:span><text:span text:style-name="T7"> 8|</text:span><text:span text:style-name="T5">W</text:span><text:span text:style-name="T7"> 4|</text:span><text:span text:style-name="T5">P</text:span><text:span text:style-name="T7"> 0|</text:span><text:span text:style-name="T5">C</text:span><text:span text:style-name="T7"> 0</text:span>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5"><text:span text:style-name="T13">CV</text:span><text:span text:style-name="T1"> 8|</text:span><text:span text:style-name="T13">mv</text:span><text:span text:style-name="T1"> 5|</text:span><text:span text:style-name="T13">ini </text:span><text:span text:style-name="T3">-4</text:span><text:span text:style-name="T1">|</text:span><text:span text:style-name="T13">HP</text:span><text:span text:style-name="T1"> 1(3)|</text:span><text:span text:style-name="T13">AV</text:span><text:span text:style-name="T1"> 0000|</text:span><text:span text:style-name="T13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6"><text:span text:style-name="T10">Bony</text:span><text:span text:style-name="T7"> – Piercing, thrusting weapons do 1/2 damage except for head shots which do full</text:span></text:p>
            <text:p text:style-name="P6"><text:span text:style-name="T10">Mindless</text:span><text:span text:style-name="T7"> – Immune to mental attacks and illusions</text:span></text:p>
            <text:p text:style-name="P9">Minion<text:span text:style-name="T14"> – Any damage that causes a wound kills this creature</text:span></text:p>
            <text:p text:style-name="P6"><text:span text:style-name="T10">Shield</text:span><text:span text:style-name="T7"> – Shield gives +1 defense (def 10)</text:span></text:p>
            <text:p text:style-name="P6"><text:span text:style-name="T10">Thrust</text:span><text:span text:style-name="T7"> – -1 to hit for pierce(2)</text:span></text:p>
            <text:p text:style-name="P7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3"><text:span text:style-name="T5">M</text:span><text:span text:style-name="T6"> </text:span><text:span text:style-name="T7">12|</text:span><text:span text:style-name="T5">S</text:span><text:span text:style-name="T7"> 14|</text:span><text:span text:style-name="T5">R</text:span><text:span text:style-name="T7"> 8|</text:span><text:span text:style-name="T5">T</text:span><text:span text:style-name="T7"> 12|</text:span><text:span text:style-name="T5">W</text:span><text:span text:style-name="T7"> 4|</text:span><text:span text:style-name="T5">P</text:span><text:span text:style-name="T7"> 0|</text:span><text:span text:style-name="T5">C</text:span><text:span text:style-name="T7"> 0</text:span></text:p>
          </table:table-cell>
        </table:table-row>
        <table:table-row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5"><text:span text:style-name="T13">CV</text:span><text:span text:style-name="T1"> 11|</text:span><text:span text:style-name="T13">mv</text:span><text:span text:style-name="T1"> 6|</text:span><text:span text:style-name="T13">ini </text:span><text:span text:style-name="T3">-2</text:span><text:span text:style-name="T1">|</text:span><text:span text:style-name="T13">HP</text:span><text:span text:style-name="T1"> 18(5)|</text:span><text:span text:style-name="T13">AV</text:span><text:span text:style-name="T1"> 0000|</text:span><text:span text:style-name="T13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6"><text:span text:style-name="T10">Bony</text:span><text:span text:style-name="T7"> – Piercing, thrusting weapons do 1/2 damage except for head shots which do full</text:span></text:p>
            <text:p text:style-name="P6"><text:span text:style-name="T10">Mindless</text:span><text:span text:style-name="T7"> – Immune to mental attacks and illusions</text:span></text:p>
            <text:p text:style-name="P6"><text:span text:style-name="T10">Shield</text:span><text:span text:style-name="T7"> – Shield gives +1 defense (def 12)</text:span></text:p>
            <text:p text:style-name="P6"><text:span text:style-name="T10">Thrust</text:span><text:span text:style-name="T7"> -- -1 to hit for pierce(2)</text:span></text:p>
            <text:p text:style-name="P7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3"><text:span text:style-name="T5">M</text:span><text:span text:style-name="T6"> </text:span><text:span text:style-name="T7">14|</text:span><text:span text:style-name="T5">S</text:span><text:span text:style-name="T7"> 12|</text:span><text:span text:style-name="T5">R</text:span><text:span text:style-name="T7"> 12|</text:span><text:span text:style-name="T5">T</text:span><text:span text:style-name="T7"> 14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5"><text:span text:style-name="T13">CV</text:span><text:span text:style-name="T1"> 13|</text:span><text:span text:style-name="T13">mv</text:span><text:span text:style-name="T1"> 7|</text:span><text:span text:style-name="T13">ini</text:span><text:span text:style-name="T1"> +2|</text:span><text:span text:style-name="T13">HP</text:span><text:span text:style-name="T1"> 28(7)|</text:span><text:span text:style-name="T13">AV</text:span><text:span text:style-name="T1"> 2222|</text:span><text:span text:style-name="T13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6">Bonus Block<text:span text:style-name="T14"> – Extra block/round</text:span></text:p>
            <text:p text:style-name="P6">Disarm(10)<text:span text:style-name="T14"> – High roll allows disarm</text:span></text:p>
            <text:p text:style-name="P6">Inspired<text:span text:style-name="T14"> – 3 inspiration, can use for allies</text:span></text:p>
            <text:p text:style-name="P6">Jagged<text:span text:style-name="T14"> – Attacks have </text:span><text:span text:style-name="T15">bleed(4)</text:span></text:p>
            <text:p text:style-name="P7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3"><text:span text:style-name="T5">M</text:span><text:span text:style-name="T6"> </text:span><text:span text:style-name="T7">12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5"><text:span text:style-name="T13">CV</text:span><text:span text:style-name="T1"> 11|</text:span><text:span text:style-name="T13">mv</text:span><text:span text:style-name="T1"> 6|</text:span><text:span text:style-name="T13">ini</text:span><text:span text:style-name="T1"> +1|</text:span><text:span text:style-name="T13">HP</text:span><text:span text:style-name="T1"> 20(5)|</text:span><text:span text:style-name="T13">AV</text:span><text:span text:style-name="T1"> 1111|</text:span><text:span text:style-name="T13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6">Jagged<text:span text:style-name="T14"> – Attacks have </text:span><text:span text:style-name="T15">bleed(2)</text:span></text:p>
            <text:p text:style-name="P6">Net<text:span text:style-name="T14"> – Hit </text:span><text:span text:style-name="T15">entangles</text:span><text:span text:style-name="T14">, save Mus DL 12</text:span></text:p>
            <text:p text:style-name="P6">Skewer<text:span text:style-name="T14"> – Attacks on entangled foes </text:span><text:span text:style-name="T15">pierce(5)</text:span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3"><text:span text:style-name="T5">M</text:span><text:span text:style-name="T6"> </text:span><text:span text:style-name="T7">10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6.A2" office:value-type="string">
            <text:p text:style-name="P4"/>
          </table:table-cell>
          <table:table-cell table:style-name="Table6.B2" office:value-type="string">
            <text:p text:style-name="P5"><text:span text:style-name="T13">CV</text:span><text:span text:style-name="T1"> 9|</text:span><text:span text:style-name="T13">mv</text:span><text:span text:style-name="T1"> 6|</text:span><text:span text:style-name="T13">ini</text:span><text:span text:style-name="T1"> 0|</text:span><text:span text:style-name="T13">HP</text:span><text:span text:style-name="T1"> 0(5)|</text:span><text:span text:style-name="T13">AV</text:span><text:span text:style-name="T1"> 0000|</text:span><text:span text:style-name="T13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10"/>
          </table:table-cell>
          <table:table-cell table:style-name="Table6.B3" office:value-type="string">
            <text:p text:style-name="P6">Minion<text:span text:style-name="T14"> – Any damage that causes a wound kills this creature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3"><text:span text:style-name="T5">M</text:span><text:span text:style-name="T6"> </text:span><text:span text:style-name="T7">10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<text:span text:style-name="T13">CV</text:span><text:span text:style-name="T1"> 10|</text:span><text:span text:style-name="T13">mv</text:span><text:span text:style-name="T1"> 6|</text:span><text:span text:style-name="T13">ini</text:span><text:span text:style-name="T1"> 0|</text:span><text:span text:style-name="T13">HP</text:span><text:span text:style-name="T1"> 19(5)|</text:span><text:span text:style-name="T13">AV</text:span><text:span text:style-name="T1"> 0000|</text:span><text:span text:style-name="T13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3"><text:span text:style-name="T5">M</text:span><text:span text:style-name="T6"> </text:span><text:span text:style-name="T7">14|</text:span><text:span text:style-name="T5">S</text:span><text:span text:style-name="T7"> 10|</text:span><text:span text:style-name="T5">R</text:span><text:span text:style-name="T7"> 10|</text:span><text:span text:style-name="T5">T</text:span><text:span text:style-name="T7"> 14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B2" office:value-type="string">
            <text:p text:style-name="P5"><text:span text:style-name="T13">CV</text:span><text:span text:style-name="T1"> 11|</text:span><text:span text:style-name="T13">mv</text:span><text:span text:style-name="T1"> 5|</text:span><text:span text:style-name="T13">ini</text:span><text:span text:style-name="T1"> 0|</text:span><text:span text:style-name="T13">HP</text:span><text:span text:style-name="T1"> 28(7)|</text:span><text:span text:style-name="T13">AV</text:span><text:span text:style-name="T1"> 1111|</text:span><text:span text:style-name="T13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4"/>
          </table:table-cell>
          <table:table-cell table:style-name="Table7.B3" office:value-type="string">
            <text:p text:style-name="P6">Wade In<text:span text:style-name="T14"> – </text:span><text:span text:style-name="T7">Make 1 hex move after attack if you stay in ZOC</text:span></text:p>
            <text:p text:style-name="P6"><text:span text:style-name="T10">Zone of Control</text:span><text:span text:style-name="T7"> – Count as 2 for purposes of engaging enemies</text:span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2S</meta:editing-duration>
    <meta:editing-cycles>10</meta:editing-cycles>
    <meta:generator>LibreOffice/5.4.2.2$Windows_X86_64 LibreOffice_project/22b09f6418e8c2d508a9eaf86b2399209b0990f4</meta:generator>
    <dc:date>2017-11-18T12:08:33.306000000</dc:date>
    <meta:document-statistic meta:table-count="13" meta:image-count="0" meta:object-count="0" meta:page-count="3" meta:paragraph-count="76" meta:word-count="570" meta:character-count="3185" meta:non-whitespace-character-count="2657"/>
    <meta:user-defined meta:name="Info 1"/>
    <meta:user-defined meta:name="Info 2"/>
    <meta:user-defined meta:name="Info 3"/>
    <meta:user-defined meta:name="Info 4"/>
  </office:meta>
</office:document-meta>
</file>